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number-columns-repeated="2" table:default-cell-style-name="ce28"/>
        <table:table-column table:style-name="co4" table:default-cell-style-name="ce28"/>
        <table:table-column table:style-name="co5" table:default-cell-style-name="ce31"/>
        <table:table-column table:style-name="co6" table:default-cell-style-name="ce33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3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 office:value-type="string" calcext:value-type="string">
            <text:p>palíndromo</text:p>
          </table:table-cell>
          <table:table-cell table:style-name="ce3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C3:.D3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B</text:p>
          </table:table-cell>
          <table:table-cell table:style-name="ce27" office:value-type="string" calcext:value-type="string">
            <text:p>vocales</text:p>
          </table:table-cell>
          <table:table-cell table:style-name="ce3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SUM([.C4:.D4])"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SUM([.C5:.D5])" office:value-type="float" office:value="92" calcext:value-type="float">
            <text:p>92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C6:.D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([.C7:.D7])" office:value-type="float" office:value="90" calcext:value-type="float">
            <text:p>9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([.C8:.D8])" office:value-type="float" office:value="90" calcext:value-type="float">
            <text:p>9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9:.D9])" office:value-type="float" office:value="95" calcext:value-type="float">
            <text:p>9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SUM([.C10:.D10])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11:.D11])" office:value-type="float" office:value="95" calcext:value-type="float">
            <text:p>9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SUM([.C12:.D12])" office:value-type="float" office:value="80" calcext:value-type="float">
            <text:p>80</text:p>
          </table:table-cell>
          <table:table-cell/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SUM([.C13:.D13])" office:value-type="float" office:value="80" calcext:value-type="float">
            <text:p>8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2"/>
          <table:table-cell table:formula="of:=SUM([.C14:.D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C15:.D1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C16:.D1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SUM([.C17:.D17])" office:value-type="float" office:value="95" calcext:value-type="float">
            <text:p>9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C18:.D1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([.C19:.D19])" office:value-type="float" office:value="90" calcext:value-type="float">
            <text:p>9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SUM([.C20:.D20])" office:value-type="float" office:value="92" calcext:value-type="float">
            <text:p>92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table:number-columns-repeated="2"/>
          <table:table-cell table:formula="of:=SUM([.C21:.D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([.C22:.D22])" office:value-type="float" office:value="90" calcext:value-type="float">
            <text:p>9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SUM([.C23:.D23])" office:value-type="float" office:value="92" calcext:value-type="float">
            <text:p>92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number-columns-repeated="2"/>
          <table:table-cell table:formula="of:=SUM([.C24:.D2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2"/>
          <table:table-cell table:formula="of:=SUM([.C25:.D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F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22:51:45.2144238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7T23:12:45.008050575</dc:date>
    <meta:editing-duration>PT55M29S</meta:editing-duration>
    <meta:editing-cycles>12</meta:editing-cycles>
    <meta:generator>LibreOffice/6.4.6.2$Linux_X86_64 LibreOffice_project/40$Build-2</meta:generator>
    <meta:document-statistic meta:table-count="1" meta:cell-count="141" meta:object-count="0"/>
  </office:meta>
</office:document-meta>
</file>